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89608" officeooo:paragraph-rsid="00089608"/>
    </style:style>
    <style:style style:name="P2" style:family="paragraph" style:parent-style-name="Standard">
      <style:paragraph-properties fo:text-align="center" style:justify-single-word="false"/>
      <style:text-properties officeooo:rsid="000278b0" officeooo:paragraph-rsid="000278b0"/>
    </style:style>
    <style:style style:name="P3" style:family="paragraph" style:parent-style-name="Standard">
      <style:paragraph-properties fo:text-align="start" style:justify-single-word="false"/>
      <style:text-properties officeooo:rsid="000278b0" officeooo:paragraph-rsid="000278b0"/>
    </style:style>
    <style:style style:name="P4" style:family="paragraph" style:parent-style-name="Standard">
      <style:paragraph-properties fo:text-align="start" style:justify-single-word="false"/>
      <style:text-properties officeooo:rsid="00035ea1" officeooo:paragraph-rsid="00035ea1"/>
    </style:style>
    <style:style style:name="P5" style:family="paragraph" style:parent-style-name="Standard">
      <style:paragraph-properties fo:text-align="start" style:justify-single-word="false"/>
      <style:text-properties officeooo:rsid="00048f32" officeooo:paragraph-rsid="00048f32"/>
    </style:style>
    <style:style style:name="P6" style:family="paragraph" style:parent-style-name="Standard">
      <style:paragraph-properties fo:text-align="start" style:justify-single-word="false"/>
      <style:text-properties officeooo:rsid="00064421" officeooo:paragraph-rsid="00064421"/>
    </style:style>
    <style:style style:name="T1" style:family="text">
      <style:text-properties officeooo:rsid="00048f32"/>
    </style:style>
    <style:style style:name="T2" style:family="text">
      <style:text-properties fo:color="#a9b7c6" style:font-name="JetBrains Mono" fo:font-size="9.5pt" fo:font-style="normal" fo:font-weight="normal" style:font-size-asian="9.5pt" style:font-style-asian="normal" style:font-weight-asian="normal"/>
    </style:style>
    <style:style style:name="T3" style:family="text">
      <style:text-properties officeooo:rsid="000734e2"/>
    </style:style>
    <style:style style:name="T4" style:family="text">
      <style:text-properties style:text-position="super 58%" officeooo:rsid="000734e2"/>
    </style:style>
    <style:style style:name="T5" style:family="text">
      <style:text-properties style:text-position="0% 100%" officeooo:rsid="000734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apport de Projet de complexité Algorithmique</text:p>
      <text:p text:style-name="P2"/>
      <text:p text:style-name="P3">Quentin BOMPARD</text:p>
      <text:p text:style-name="P3">Noé MENTION</text:p>
      <text:p text:style-name="P3">S4-A2</text:p>
      <text:p text:style-name="P3"/>
      <text:p text:style-name="P3"/>
      <text:p text:style-name="P3"/>
      <text:p text:style-name="P3"/>
      <text:h text:style-name="Heading_20_2" text:outline-level="2">Connexité du graphe : </text:h>
      <text:p text:style-name="P4">On récupère tous les voisins <text:span text:style-name="T1">proches et lointains</text:span> d’un sommet choisi, on compare le nombre de voisins avec le nombre de sommets dans le graphe. <text:span text:style-name="T1">Si c’est égal : c’est connexe</text:span></text:p>
      <text:p text:style-name="P6">Sa complexité asymptotique est de O(<text:span text:style-name="T3">n</text:span><text:span text:style-name="T4">2</text:span><text:span text:style-name="T5">)</text:span></text:p>
      <text:p text:style-name="P6"><text:span text:style-name="T5"/></text:p>
      <text:h text:style-name="Heading_20_2" text:outline-level="2">Génération de graphe aléatoire :</text:h>
      <text:p text:style-name="Text_20_body"/>
      <text:p text:style-name="P1">Sa complexité asymptotique est de O(n)</text:p>
      <text:p text:style-name="P5"/>
      <text:p text:style-name="P5"/>
      <text:p text:style-name="P4"/>
      <text:p text:style-name="P4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4T15:26:01.907393691</meta:creation-date>
    <dc:date>2022-03-24T15:36:50.439070335</dc:date>
    <meta:editing-duration>PT10M47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" meta:paragraph-count="9" meta:word-count="63" meta:character-count="380" meta:non-whitespace-character-count="325"/>
  </office:meta>
</office:document-meta>
</file>